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 style:list-style-name="L1">
      <style:text-properties fo:language="uk" fo:country="UA" officeooo:rsid="00060c11" officeooo:paragraph-rsid="00060c11"/>
    </style:style>
    <style:style style:name="P2" style:family="paragraph" style:parent-style-name="Standard">
      <style:text-properties officeooo:paragraph-rsid="00060c11"/>
    </style:style>
    <style:style style:name="P3" style:family="paragraph" style:parent-style-name="Standard">
      <style:paragraph-properties fo:text-align="center" style:justify-single-word="false"/>
      <style:text-properties officeooo:paragraph-rsid="00060c11"/>
    </style:style>
    <style:style style:name="T1" style:family="text">
      <style:text-properties fo:language="uk" fo:country="UA" officeooo:rsid="00060c11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План тестування додатку “</text:span>Book Store Application “</text:p>
      <text:p text:style-name="P2"/>
      <text:list xml:id="list3939341438" text:style-name="L1">
        <text:list-item>
          <text:p text:style-name="P1">Вступ</text:p>
          <text:list>
            <text:list-header>
              <text:p text:style-name="P1">Цей документ є тест планом проєкта “Book Store Application“ <text:span text:style-name="T2">(</text:span><text:a xlink:type="simple" xlink:href="https://demoqa.com/" text:style-name="Internet_20_link" text:visited-style-name="Visited_20_Internet_20_Link"><text:span text:style-name="T2">https://demoqa.com/</text:span></text:a><text:span text:style-name="T2">). </text:span><text:span text:style-name="T3">В ньому описано </text:span>що планується протестуватися і що не планується. Які тестові техніки і інструменти мають використовуватися в процесі тестування.</text:p>
            </text:list-header>
          </text:list>
        </text:list-item>
        <text:list-item>
          <text:p text:style-name="P1">Функціонал який має бути протестовано</text:p>
          <text:list>
            <text:list-item>
              <text:p text:style-name="P1">Реєстрація</text:p>
            </text:list-item>
            <text:list-item>
              <text:p text:style-name="P1">Авторизація</text:p>
            </text:list-item>
            <text:list-item>
              <text:p text:style-name="P1">Додавання книг до колекції</text:p>
            </text:list-item>
            <text:list-item>
              <text:p text:style-name="P1">Видалення книг з колекції</text:p>
            </text:list-item>
            <text:list-item>
              <text:p text:style-name="P1">Пошук в магазині</text:p>
            </text:list-item>
            <text:list-item>
              <text:p text:style-name="P1">Пошук в профілі користувача</text:p>
            </text:list-item>
            <text:list-item>
              <text:p text:style-name="P1">Вихід із системи</text:p>
            </text:list-item>
            <text:list-item>
              <text:p text:style-name="P1">Видалення акаунта</text:p>
            </text:list-item>
          </text:list>
        </text:list-item>
        <text:list-item>
          <text:p text:style-name="P1">Функціонал який не має бути протестовано</text:p>
          <text:list>
            <text:list-item>
              <text:p text:style-name="P1">Адаптивний дизайн</text:p>
            </text:list-item>
            <text:list-item>
              <text:p text:style-name="P1">Стійкість до навантажень</text:p>
            </text:list-item>
          </text:list>
        </text:list-item>
        <text:list-item>
          <text:p text:style-name="P1">Тестові одиниці</text:p>
          <text:list>
            <text:list-item>
              <text:p text:style-name="P1">Реєстрація</text:p>
              <text:list>
                <text:list-item>
                  <text:p text:style-name="P1">Успішна реєстрація</text:p>
                </text:list-item>
                <text:list-item>
                  <text:p text:style-name="P1">Неуспішна реєстрація</text:p>
                </text:list-item>
                <text:list-item>
                  <text:p text:style-name="P1">Неуспішна реєстрація вже зареєстрованого користувача</text:p>
                </text:list-item>
              </text:list>
            </text:list-item>
            <text:list-item>
              <text:p text:style-name="P1">Авторизація</text:p>
              <text:list>
                <text:list-item>
                  <text:p text:style-name="P1">Валідація даних на сторінці</text:p>
                </text:list-item>
                <text:list-item>
                  <text:p text:style-name="P1">Успішна авторизація</text:p>
                </text:list-item>
                <text:list-item>
                  <text:p text:style-name="P1">Неуспішка авторизація</text:p>
                </text:list-item>
              </text:list>
            </text:list-item>
            <text:list-item>
              <text:p text:style-name="P1">Додавання книг до колекції</text:p>
              <text:list>
                <text:list-item>
                  <text:p text:style-name="P1">Додавання книг для авторизованого користувача</text:p>
                </text:list-item>
                <text:list-item>
                  <text:p text:style-name="P1">Відсутність можливості додавати книги неавторизованому користувачу</text:p>
                </text:list-item>
                <text:list-item>
                  <text:p text:style-name="P1">Не можливість додати двічі одну й ту ж книгу</text:p>
                </text:list-item>
              </text:list>
            </text:list-item>
            <text:list-item>
              <text:p text:style-name="P1">Видалення книг з колекції</text:p>
              <text:list>
                <text:list-item>
                  <text:p text:style-name="P1">Авторизований користувач може видалити книги з своєї колекції</text:p>
                </text:list-item>
                <text:list-item>
                  <text:p text:style-name="P1">Авторизований користувач не може видалити книги з чужої колекції</text:p>
                </text:list-item>
              </text:list>
            </text:list-item>
            <text:list-item>
              <text:p text:style-name="P1">Пошук в магазині</text:p>
              <text:list>
                <text:list-item>
                  <text:p text:style-name="P1">Пошук по всіх полях у всіх книгах</text:p>
                </text:list-item>
                <text:list-item>
                  <text:p text:style-name="P1">Обмеження на ввід даних в поле пошуку</text:p>
                </text:list-item>
              </text:list>
            </text:list-item>
            <text:list-item>
              <text:p text:style-name="P1">Пошук в профілі користувача</text:p>
              <text:list>
                <text:list-item>
                  <text:p text:style-name="P1">Пошук по всіх полях у всіх книгах</text:p>
                </text:list-item>
                <text:list-item>
                  <text:p text:style-name="P1">Обмеження на ввід даних в поле пошуку</text:p>
                </text:list-item>
              </text:list>
            </text:list-item>
            <text:list-item>
              <text:p text:style-name="P1">Вихід із системи</text:p>
              <text:list>
                <text:list-item>
                  <text:p text:style-name="P1">Можливість вийти з системи на будь якій сторінці додатка</text:p>
                </text:list-item>
              </text:list>
            </text:list-item>
            <text:list-item>
              <text:p text:style-name="P1">Видалення акаунта</text:p>
              <text:list>
                <text:list-item>
                  <text:p text:style-name="P1">Можна видалити свій акаунт</text:p>
                </text:list-item>
                <text:list-item>
                  <text:p text:style-name="P1">Не можна видалити чужий акаунт</text:p>
                </text:list-item>
                <text:list-item>
                  <text:p text:style-name="P1">Дані видаленого користувача стають неактувальні</text:p>
                </text:list-item>
              </text:list>
            </text:list-item>
          </text:list>
        </text:list-item>
        <text:list-item>
          <text:p text:style-name="P1">Тестові підходи, техніки</text:p>
          <text:list>
            <text:list-header>
              <text:p text:style-name="P1">Тестування буде проводитися в змішаному режимі, як ручне (<text:span text:style-name="T2">manual</text:span>) так і автоматичне (<text:span text:style-name="T2">automation</text:span>). В якості тестових даних планується застосовувати метод еквівалентних класів і граничних значень. В якості інструментів автоматизації<text:span text:style-name="T2">:</text:span></text:p>
            </text:list-header>
            <text:list-item>
              <text:p text:style-name="P1"><text:span text:style-name="T3">для </text:span><text:span text:style-name="T2">UI </text:span>тестів - фреймворк<text:span text:style-name="T2"> pytest</text:span> з допомогою <text:span text:style-name="T2">Selenium WebDriver;</text:span></text:p>
            </text:list-item>
            <text:list-item>
              <text:p text:style-name="P1">для <text:span text:style-name="T2">API </text:span>тестів - <text:s/>фреймворк<text:span text:style-name="T2"> pytest </text:span>з допомогою бібліотеки <text:span text:style-name="T2">reques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15:49:42.400000000</meta:creation-date>
    <meta:generator>LibreOffice/7.5.2.2$Windows_X86_64 LibreOffice_project/53bb9681a964705cf672590721dbc85eb4d0c3a2</meta:generator>
    <dc:date>2023-04-17T16:27:58.888000000</dc:date>
    <meta:editing-duration>PT38M16S</meta:editing-duration>
    <meta:editing-cycles>1</meta:editing-cycles>
    <meta:document-statistic meta:table-count="0" meta:image-count="0" meta:object-count="0" meta:page-count="1" meta:paragraph-count="47" meta:word-count="301" meta:character-count="1919" meta:non-whitespace-character-count="1708"/>
  </office:meta>
</office:document-meta>
</file>